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FreeSans"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Monospace" svg:font-family="Monospace"/>
    <style:font-face style:name="Segoe UI" svg:font-family="'Segoe UI'" style:font-family-generic="system" style:font-pitch="variable"/>
    <style:font-face style:name="WenQuanYi Micro Hei" svg:font-family="'WenQuanYi Micro Hei'"/>
  </office:font-face-decls>
  <office:automatic-styles>
    <style:style style:name="P1" style:family="paragraph" style:parent-style-name="Standard">
      <style:paragraph-properties fo:text-align="justify" style:justify-single-word="false"/>
      <style:text-properties fo:language="zxx" fo:country="none" officeooo:rsid="001194c5" officeooo:paragraph-rsid="001194c5" style:language-asian="zxx" style:country-asian="none" style:language-complex="zxx" style:country-complex="none"/>
    </style:style>
    <style:style style:name="P2" style:family="paragraph" style:parent-style-name="Standard">
      <style:paragraph-properties fo:text-align="justify" style:justify-single-word="false"/>
      <style:text-properties fo:language="zxx" fo:country="none" officeooo:rsid="00216e8d" officeooo:paragraph-rsid="00216e8d" style:language-asian="zxx" style:country-asian="none" style:language-complex="zxx" style:country-complex="none"/>
    </style:style>
    <style:style style:name="P3" style:family="paragraph" style:parent-style-name="Standard">
      <style:paragraph-properties fo:text-align="justify" style:justify-single-word="false"/>
      <style:text-properties fo:language="zxx" fo:country="none" officeooo:rsid="00241f15" officeooo:paragraph-rsid="00241f15" style:language-asian="zxx" style:country-asian="none" style:language-complex="zxx" style:country-complex="none"/>
    </style:style>
    <style:style style:name="P4" style:family="paragraph" style:parent-style-name="Standard">
      <style:paragraph-properties fo:margin-left="0in" fo:margin-right="0in" fo:text-align="start" style:justify-single-word="false" fo:text-indent="0in" style:auto-text-indent="false"/>
      <style:text-properties fo:language="zxx" fo:country="none" style:language-asian="zxx" style:country-asian="none" style:language-complex="zxx" style:country-complex="none"/>
    </style:style>
    <style:style style:name="P5" style:family="paragraph" style:parent-style-name="Standard">
      <style:paragraph-properties fo:margin-left="0in" fo:margin-right="0in" fo:text-align="start" style:justify-single-word="false" fo:text-indent="0in" style:auto-text-indent="false"/>
      <style:text-properties fo:language="zxx" fo:country="none" officeooo:paragraph-rsid="0025ef92" style:language-asian="zxx" style:country-asian="none" style:language-complex="zxx" style:country-complex="none"/>
    </style:style>
    <style:style style:name="P6" style:family="paragraph" style:parent-style-name="Standard">
      <style:paragraph-properties fo:text-align="justify" style:justify-single-word="false"/>
      <style:text-properties fo:language="zxx" fo:country="none" officeooo:rsid="0025ef92" officeooo:paragraph-rsid="0025ef92" style:language-asian="zxx" style:country-asian="none" style:language-complex="zxx" style:country-complex="none"/>
    </style:style>
    <style:style style:name="P7" style:family="paragraph" style:parent-style-name="Standard">
      <style:paragraph-properties fo:margin-left="0in" fo:margin-right="0in" fo:text-align="start" style:justify-single-word="false" fo:text-indent="0in" style:auto-text-indent="false"/>
      <style:text-properties fo:language="zxx" fo:country="none" officeooo:rsid="00291ae0" officeooo:paragraph-rsid="00291ae0" style:language-asian="zxx" style:country-asian="none" style:language-complex="zxx" style:country-complex="none"/>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text-align="justify" style:justify-single-word="false"/>
      <style:text-properties style:font-name="Liberation Serif1" fo:font-size="12pt" fo:language="zxx" fo:country="none" officeooo:rsid="00234708" officeooo:paragraph-rsid="00234708" style:font-size-asian="12pt" style:language-asian="zxx" style:country-asian="none" style:font-size-complex="12pt" style:language-complex="zxx" style:country-complex="none"/>
    </style:style>
    <style:style style:name="P10" style:family="paragraph" style:parent-style-name="Standard">
      <style:paragraph-properties fo:text-align="justify" style:justify-single-word="false"/>
      <style:text-properties style:font-name="Liberation Serif1" fo:font-size="12pt" fo:language="zxx" fo:country="none" officeooo:rsid="0025ef92" officeooo:paragraph-rsid="0025ef92" style:font-size-asian="12pt" style:language-asian="zxx" style:country-asian="none" style:font-size-complex="12pt" style:language-complex="zxx" style:country-complex="none"/>
    </style:style>
    <style:style style:name="P11" style:family="paragraph" style:parent-style-name="Standard">
      <style:paragraph-properties fo:text-align="justify" style:justify-single-word="false"/>
      <style:text-properties fo:font-size="12pt" fo:language="zxx" fo:country="none" officeooo:rsid="00216e8d" officeooo:paragraph-rsid="00216e8d" style:font-size-asian="12pt" style:language-asian="zxx" style:country-asian="none" style:font-size-complex="12pt" style:language-complex="zxx" style:country-complex="none"/>
    </style:style>
    <style:style style:name="P12" style:family="paragraph" style:parent-style-name="Standard">
      <style:paragraph-properties fo:margin-left="0in" fo:margin-right="0in" fo:text-align="start" style:justify-single-word="false" fo:text-indent="0in" style:auto-text-indent="false"/>
      <style:text-properties fo:color="#000000" loext:opacity="100%" style:font-name="Monospace" fo:font-size="10pt" fo:language="zxx" fo:country="none" style:font-size-asian="10pt" style:language-asian="zxx" style:country-asian="none" style:language-complex="zxx" style:country-complex="none"/>
    </style:style>
    <style:style style:name="P13" style:family="paragraph" style:parent-style-name="Standard">
      <style:paragraph-properties fo:margin-left="0in" fo:margin-right="0in" fo:text-align="start" style:justify-single-word="false" fo:text-indent="0in" style:auto-text-indent="false"/>
      <style:text-properties fo:color="#000000" loext:opacity="100%" style:font-name="Liberation Serif1" fo:font-size="12pt" fo:language="zxx" fo:country="none" officeooo:rsid="00291ae0" officeooo:paragraph-rsid="00291ae0" style:font-size-asian="12pt" style:language-asian="zxx" style:country-asian="none" style:font-size-complex="12pt" style:language-complex="zxx" style:country-complex="none"/>
    </style:style>
    <style:style style:name="P14" style:family="paragraph" style:parent-style-name="Standard" style:master-page-name="MasterPage2">
      <style:paragraph-properties fo:text-align="justify" style:justify-single-word="false" style:page-number="auto"/>
      <style:text-properties fo:color="#000000" loext:opacity="100%" fo:language="zxx" fo:country="none" officeooo:rsid="0020ca72" officeooo:paragraph-rsid="0020ca72" style:language-asian="zxx" style:country-asian="none"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text-align="justify" style:justify-single-word="false"/>
      <style:text-properties fo:language="zxx" fo:country="none" officeooo:rsid="0025ef92" officeooo:paragraph-rsid="0025ef92" style:language-asian="zxx" style:country-asian="none" style:language-complex="zxx" style:country-complex="none"/>
    </style:style>
    <style:style style:name="T10" style:family="text">
      <style:text-properties fo:color="#c9211e" loext:opacity="100%"/>
    </style:style>
    <style:style style:name="T11" style:family="text">
      <style:text-properties fo:color="#c9211e" loext:opacity="100%" officeooo:rsid="0015929c"/>
    </style:style>
    <style:style style:name="T12" style:family="text">
      <style:text-properties fo:color="#c9211e" loext:opacity="100%" officeooo:rsid="001619e4"/>
    </style:style>
    <style:style style:name="T13" style:family="text">
      <style:text-properties officeooo:rsid="0015929c"/>
    </style:style>
    <style:style style:name="T14" style:family="text">
      <style:text-properties officeooo:rsid="0017327b"/>
    </style:style>
    <style:style style:name="T15" style:family="text">
      <style:text-properties officeooo:rsid="0018a363"/>
    </style:style>
    <style:style style:name="T16" style:family="text">
      <style:text-properties fo:color="#000000" loext:opacity="100%"/>
    </style:style>
    <style:style style:name="T17" style:family="text">
      <style:text-properties fo:color="#000000" loext:opacity="100%" officeooo:rsid="0013cce5"/>
    </style:style>
    <style:style style:name="T18" style:family="text">
      <style:text-properties fo:color="#000000" loext:opacity="100%" officeooo:rsid="001619e4"/>
    </style:style>
    <style:style style:name="T19" style:family="text">
      <style:text-properties fo:color="#000000" loext:opacity="100%" style:font-name="Monospace" fo:font-size="10pt" style:font-size-asian="10pt"/>
    </style:style>
    <style:style style:name="T20" style:family="text">
      <style:text-properties fo:color="#000000" loext:opacity="100%" style:font-name="Monospace" fo:font-size="10pt" officeooo:rsid="00234708" style:font-size-asian="10pt"/>
    </style:style>
    <style:style style:name="T21" style:family="text">
      <style:text-properties fo:color="#000000" loext:opacity="100%" style:font-name="Monospace" fo:font-size="10pt" fo:language="zxx" fo:country="none" style:font-size-asian="10pt" style:language-asian="zxx" style:country-asian="none" style:language-complex="zxx" style:country-complex="none"/>
    </style:style>
    <style:style style:name="T22" style:family="text">
      <style:text-properties fo:color="#000000" loext:opacity="100%" officeooo:rsid="00234708"/>
    </style:style>
    <style:style style:name="T23" style:family="text">
      <style:text-properties fo:color="#000000" loext:opacity="100%" officeooo:rsid="00241f15"/>
    </style:style>
    <style:style style:name="T24" style:family="text">
      <style:text-properties fo:color="#000000" loext:opacity="100%" officeooo:rsid="0025ef92"/>
    </style:style>
    <style:style style:name="T25" style:family="text">
      <style:text-properties fo:color="#000000" loext:opacity="100%" officeooo:rsid="00291ae0"/>
    </style:style>
    <style:style style:name="T26" style:family="text">
      <style:text-properties fo:color="#000000" loext:opacity="100%" officeooo:rsid="00241739"/>
    </style:style>
    <style:style style:name="T27" style:family="text">
      <style:text-properties fo:color="#000000" loext:opacity="100%" officeooo:rsid="0023761a"/>
    </style:style>
    <style:style style:name="T28" style:family="text">
      <style:text-properties fo:color="#000000" loext:opacity="100%" officeooo:rsid="00291841"/>
    </style:style>
    <style:style style:name="T29" style:family="text">
      <style:text-properties fo:color="#000000" loext:opacity="100%" officeooo:rsid="0033878f"/>
    </style:style>
    <style:style style:name="T30" style:family="text">
      <style:text-properties fo:color="#ff0000" loext:opacity="100%"/>
    </style:style>
    <style:style style:name="T31" style:family="text">
      <style:text-properties officeooo:rsid="001619e4"/>
    </style:style>
    <style:style style:name="T32" style:family="text">
      <style:text-properties officeooo:rsid="0012b7a3"/>
    </style:style>
    <style:style style:name="T33" style:family="text">
      <style:text-properties fo:color="#268bd2" loext:opacity="100%" style:font-name="Monospace" fo:font-size="10pt" style:font-size-asian="10pt"/>
    </style:style>
    <style:style style:name="T34" style:family="text">
      <style:text-properties fo:color="#268bd2" loext:opacity="100%" style:font-name="Monospace" fo:font-size="10pt" fo:language="zxx" fo:country="none" style:font-size-asian="10pt" style:language-asian="zxx" style:country-asian="none" style:language-complex="zxx" style:country-complex="none"/>
    </style:style>
    <style:style style:name="T35" style:family="text">
      <style:text-properties fo:color="#93a1a1" loext:opacity="100%" style:font-name="Monospace" fo:font-size="10pt" style:font-size-asian="10pt"/>
    </style:style>
    <style:style style:name="T36" style:family="text">
      <style:text-properties fo:color="#2aa198" loext:opacity="100%" style:font-name="Monospace" fo:font-size="10pt" style:font-size-asian="10pt"/>
    </style:style>
    <style:style style:name="T37" style:family="text">
      <style:text-properties officeooo:rsid="00278b76"/>
    </style:style>
    <style:style style:name="T38" style:family="text">
      <style:text-properties officeooo:rsid="002da055"/>
    </style:style>
    <style:style style:name="T39" style:family="text">
      <style:text-properties officeooo:rsid="002e92ab"/>
    </style:style>
    <style:style style:name="T40" style:family="text">
      <style:text-properties officeooo:rsid="0031185b"/>
    </style:style>
    <style:style style:name="T41" style:family="text">
      <style:text-properties officeooo:rsid="00326c64"/>
    </style:style>
    <style:style style:name="T42" style:family="text">
      <style:text-properties officeooo:rsid="00330ba6"/>
    </style:style>
    <style:style style:name="T43" style:family="text">
      <style:text-properties officeooo:rsid="003387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ber jar elde etmek için öncelikle javafx projesi maven projesi olarak başlatılmalıdır.</text:p>
      <text:p text:style-name="P1">JavaFX projesini maven olarak başlatmak için önce<text:span text:style-name="T43">likle eclipse marketplace yardımıyla e(fx)lipse paketi yüklenmelidir. Sonra </text:span>boş bir javaFX ve boş bir maven projesi açılmalıdır. Maven <text:span text:style-name="T43">projesini </text:span>oluşturulurken quickstart seçilebilir. Sonra javaFX projesindeki module-info.java dosyası maven projesinin ana klasörünün içine kopyalanmalıdır <text:span text:style-name="T31">sonra bu dosya içindeki </text:span><text:span text:style-name="T12">module </text:span><text:span text:style-name="T18">karşısında</text:span><text:span text:style-name="T31"> yazan eski proje ismi yeni projenin ismiyle değiştirilirse iyi olur(</text:span><text:span text:style-name="T43">bu dosya kopyalanmasa veya ismi </text:span><text:span text:style-name="T31">değiştirilmese de olur çünkü bu yüzden hata vermiyor </text:span><text:span text:style-name="T43">bunu sonradan farkettim</text:span><text:span text:style-name="T31">)</text:span>. Sonra javaFX projesindeki application.css dosyası maven projesinde .java uzantılı dosyaların <text:span text:style-name="T32">bulunduğu package'ın içerisine</text:span> kopyalanmalıdır<text:span text:style-name="T42">(</text:span><text:span text:style-name="T41">ya da</text:span><text:span text:style-name="T42"> bu dökümanın bir sonraki paragrafında belirtildiği üzere projeye kopyalanarak eklenecek </text:span><text:span text:style-name="T41">Main </text:span><text:span text:style-name="T42">class</text:span><text:span text:style-name="T41"> dosyasından application.css dosyasını çağıran satır silinmelidir</text:span><text:span text:style-name="T42">).</text:span> <text:span text:style-name="T38">Eğer <text:s/>projede ikon veya image varsa bunlar png veya jpeg formatında olmalı ve bunlar da application.css ile aynı dizine yani src/main/java içerisindeki ilgili package'ın içerisine kopyalanmalıdır. </text:span><text:span text:style-name="T39">İkon mutlaka .png veya .jpg uzantılı olmalıdır, eğer ikon .ico uzantılı olursa çalışmayacaktır.</text:span></text:p>
      <text:p text:style-name="P1">JavaFX projesindeki Main class'ı maven projesindeki yerine kopyalanmalıdır. Sayfa yukarısındaki package dolayısı ile hata verirse package ismi ayarlanmalıdır <text:span text:style-name="T40">ve bu sayfadaki BorderPane'ler Group ile değiştirilmelidir. </text:span>Sonra fake olan ikinci bir Main class'ı farklı bir isimle oluşturulmalıdır. Bu class'ın ismi pekala FakeMain koyulabilir. <text:span text:style-name="T13">FakeMain class'ının herhangi bir class veya interface'i </text:span><text:span text:style-name="T11">extends</text:span><text:span text:style-name="T13"> veya </text:span><text:span text:style-name="T11">implements</text:span><text:span text:style-name="T13"> etmemesi gerekmektedir. </text:span>FakeMain class'ındaki main metodundan Main class'ının main metodu Main.main(<text:span text:style-name="T14">args</text:span>); şeklinde çağırılmalıdır. <text:span text:style-name="T15">FakeMain class'ı özellikle .jar uzantılı çalıştırılabilen dosya</text:span><text:span text:style-name="T43">(uber jar)</text:span><text:span text:style-name="T15"> oluşturulabilmesi için gereklidir. O yüzden FakeMain class'ı mutlaka oluşturulmalıdır.</text:span> Aynı zamanda ne olur ne olmaz diye FakeMain class'ına <text:span text:style-name="T10">import</text:span><text:span text:style-name="T16"> java.sql.SQLException; ifadesi ile </text:span><text:span text:style-name="T30">throws</text:span><text:span text:style-name="T16"> ClassNotFoundException, SQLException ifadeleri eklenmelidir. Eclipse muhtemelen bu işlemleri otomatik halledecektir. JavaFX SDK'da bulunan lib klasöründeki jar dosyalarına maven projesinde gerek olmayacaktır çünkü MVN repository'den hepsi dependency olarak indirilip pom.xml dosyasın</text:span><text:span text:style-name="T23">da dependencies açma ve kapatma tag'ları arasına </text:span><text:span text:style-name="T16">yapıştırılabilmektedir </text:span><text:span text:style-name="T17">ve yapıştırılmalıdır.</text:span></text:p>
      <text:p text:style-name="P3"><text:span text:style-name="T17">B</text:span><text:span text:style-name="T16">u dependencyler aşağıdadır;</text:span></text:p>
      <text:p text:style-name="P8"><text:span text:style-name="T19"><text:s/></text:span><text:span text:style-name="T21">&lt;</text:span><text:span text:style-name="T34">dependency</text:span><text:span text:style-name="T21">&gt;</text:span><text:span text:style-name="T17"/></text:p>
      <text:p text:style-name="P4"><text:span text:style-name="T19"><text:s text:c="4"/>&lt;</text:span><text:span text:style-name="T33">groupId</text:span><text:span text:style-name="T19">&gt;org.openjfx&lt;/</text:span><text:span text:style-name="T33">groupId</text:span><text:span text:style-name="T19">&gt;</text:span></text:p>
      <text:p text:style-name="P4"><text:span text:style-name="T19"><text:s text:c="4"/>&lt;</text:span><text:span text:style-name="T33">artifactId</text:span><text:span text:style-name="T19">&gt;javafx-controls&lt;/</text:span><text:span text:style-name="T33">artifactId</text:span><text:span text:style-name="T19">&gt;</text:span></text:p>
      <text:p text:style-name="P4"><text:span text:style-name="T19"><text:s text:c="4"/>&lt;</text:span><text:span text:style-name="T33">version</text:span><text:span text:style-name="T19">&gt;23-ea+20&lt;/</text:span><text:span text:style-name="T33">version</text:span><text:span text:style-name="T19">&gt;</text:span></text:p>
      <text:p text:style-name="P4"><text:span text:style-name="T19">&lt;/</text:span><text:span text:style-name="T33">dependency</text:span><text:span text:style-name="T19">&gt;</text:span></text:p>
      <text:p text:style-name="P8"/>
      <text:p text:style-name="P4"><text:span text:style-name="T19">&lt;</text:span><text:span text:style-name="T33">dependency</text:span><text:span text:style-name="T19">&gt;</text:span></text:p>
      <text:p text:style-name="P4"><text:span text:style-name="T19"><text:s text:c="4"/>&lt;</text:span><text:span text:style-name="T33">groupId</text:span><text:span text:style-name="T19">&gt;org.openjfx&lt;/</text:span><text:span text:style-name="T33">groupId</text:span><text:span text:style-name="T19">&gt;</text:span></text:p>
      <text:p text:style-name="P4"><text:span text:style-name="T19"><text:s text:c="4"/>&lt;</text:span><text:span text:style-name="T33">artifactId</text:span><text:span text:style-name="T19">&gt;javafx-graphics&lt;/</text:span><text:span text:style-name="T33">artifactId</text:span><text:span text:style-name="T19">&gt;</text:span></text:p>
      <text:p text:style-name="P4"><text:span text:style-name="T19"><text:s text:c="4"/>&lt;</text:span><text:span text:style-name="T33">version</text:span><text:span text:style-name="T19">&gt;23-ea+20&lt;/</text:span><text:span text:style-name="T33">version</text:span><text:span text:style-name="T19">&gt;</text:span></text:p>
      <text:p text:style-name="P4"><text:span text:style-name="T19">&lt;/</text:span><text:span text:style-name="T33">dependency</text:span><text:span text:style-name="T19">&gt;</text:span></text:p>
      <text:p text:style-name="P4"/>
      <text:p text:style-name="P4"><text:span text:style-name="T19">&lt;</text:span><text:span text:style-name="T33">dependency</text:span><text:span text:style-name="T19">&gt;</text:span></text:p>
      <text:p text:style-name="P4"><text:span text:style-name="T19"><text:s text:c="4"/>&lt;</text:span><text:span text:style-name="T33">groupId</text:span><text:span text:style-name="T19">&gt;org.openjfx&lt;/</text:span><text:span text:style-name="T33">groupId</text:span><text:span text:style-name="T19">&gt;</text:span></text:p>
      <text:p text:style-name="P4"><text:span text:style-name="T19"><text:s text:c="4"/>&lt;</text:span><text:span text:style-name="T33">artifactId</text:span><text:span text:style-name="T19">&gt;javafx-base&lt;/</text:span><text:span text:style-name="T33">artifactId</text:span><text:span text:style-name="T19">&gt;</text:span></text:p>
      <text:p text:style-name="P4"><text:span text:style-name="T19"><text:s text:c="4"/>&lt;</text:span><text:span text:style-name="T33">version</text:span><text:span text:style-name="T19">&gt;23-ea+20&lt;/</text:span><text:span text:style-name="T33">version</text:span><text:span text:style-name="T19">&gt;</text:span></text:p>
      <text:p text:style-name="P4"><text:span text:style-name="T19">&lt;/</text:span><text:span text:style-name="T33">dependency</text:span><text:span text:style-name="T19">&gt;</text:span></text:p>
      <text:p text:style-name="P4"/>
      <text:p text:style-name="P4"><text:span text:style-name="T19">&lt;</text:span><text:span text:style-name="T33">dependency</text:span><text:span text:style-name="T19">&gt;</text:span></text:p>
      <text:p text:style-name="P4"><text:span text:style-name="T19"><text:s text:c="4"/>&lt;</text:span><text:span text:style-name="T33">groupId</text:span><text:span text:style-name="T19">&gt;org.openjfx&lt;/</text:span><text:span text:style-name="T33">groupId</text:span><text:span text:style-name="T19">&gt;</text:span></text:p>
      <text:p text:style-name="P4"><text:span text:style-name="T19"><text:s text:c="4"/>&lt;</text:span><text:span text:style-name="T33">artifactId</text:span><text:span text:style-name="T19">&gt;javafx-fxml&lt;/</text:span><text:span text:style-name="T33">artifactId</text:span><text:span text:style-name="T19">&gt;</text:span></text:p>
      <text:p text:style-name="P4"><text:span text:style-name="T19"><text:s text:c="4"/>&lt;</text:span><text:span text:style-name="T33">version</text:span><text:span text:style-name="T19">&gt;23-ea+20&lt;/</text:span><text:span text:style-name="T33">version</text:span><text:span text:style-name="T19">&gt;</text:span></text:p>
      <text:p text:style-name="P4"><text:span text:style-name="T19">&lt;/</text:span><text:span text:style-name="T33">dependency</text:span><text:span text:style-name="T19">&gt;</text:span></text:p>
      <text:p text:style-name="P4"/>
      <text:p text:style-name="P4"><text:span text:style-name="T19">&lt;</text:span><text:span text:style-name="T33">dependency</text:span><text:span text:style-name="T19">&gt;</text:span></text:p>
      <text:p text:style-name="P4"><text:span text:style-name="T19"><text:s text:c="4"/>&lt;</text:span><text:span text:style-name="T33">groupId</text:span><text:span text:style-name="T19">&gt;org.openjfx&lt;/</text:span><text:span text:style-name="T33">groupId</text:span><text:span text:style-name="T19">&gt;</text:span></text:p>
      <text:p text:style-name="P4"><text:span text:style-name="T19"><text:s text:c="4"/>&lt;</text:span><text:span text:style-name="T33">artifactId</text:span><text:span text:style-name="T19">&gt;javafx-swing&lt;/</text:span><text:span text:style-name="T33">artifactId</text:span><text:span text:style-name="T19">&gt;</text:span></text:p>
      <text:p text:style-name="P4"><text:span text:style-name="T19"><text:s text:c="4"/>&lt;</text:span><text:span text:style-name="T33">version</text:span><text:span text:style-name="T19">&gt;23-ea+20&lt;/</text:span><text:span text:style-name="T33">version</text:span><text:span text:style-name="T19">&gt;</text:span></text:p>
      <text:p text:style-name="P4"><text:span text:style-name="T19">&lt;/</text:span><text:span text:style-name="T33">dependency</text:span><text:span text:style-name="T19">&gt;</text:span></text:p>
      <text:p text:style-name="P4"/>
      <text:p text:style-name="P4"><text:span text:style-name="T19">&lt;</text:span><text:span text:style-name="T33">dependency</text:span><text:span text:style-name="T19">&gt;</text:span></text:p>
      <text:p text:style-name="P4"><text:soft-page-break/><text:span text:style-name="T19"><text:s text:c="4"/>&lt;</text:span><text:span text:style-name="T33">groupId</text:span><text:span text:style-name="T19">&gt;org.openjfx&lt;/</text:span><text:span text:style-name="T33">groupId</text:span><text:span text:style-name="T19">&gt;</text:span></text:p>
      <text:p text:style-name="P4"><text:span text:style-name="T19"><text:s text:c="4"/>&lt;</text:span><text:span text:style-name="T33">artifactId</text:span><text:span text:style-name="T19">&gt;javafx-web&lt;/</text:span><text:span text:style-name="T33">artifactId</text:span><text:span text:style-name="T19">&gt;</text:span></text:p>
      <text:p text:style-name="P4"><text:span text:style-name="T19"><text:s text:c="4"/>&lt;</text:span><text:span text:style-name="T33">version</text:span><text:span text:style-name="T19">&gt;23-ea+20&lt;/</text:span><text:span text:style-name="T33">version</text:span><text:span text:style-name="T19">&gt;</text:span></text:p>
      <text:p text:style-name="P4"><text:span text:style-name="T19">&lt;/</text:span><text:span text:style-name="T33">dependency</text:span><text:span text:style-name="T19">&gt;</text:span></text:p>
      <text:p text:style-name="P4"><text:span text:style-name="T19">&lt;</text:span><text:span text:style-name="T33">dependency</text:span><text:span text:style-name="T19">&gt;</text:span></text:p>
      <text:p text:style-name="P4"><text:span text:style-name="T19"><text:s text:c="4"/>&lt;</text:span><text:span text:style-name="T33">groupId</text:span><text:span text:style-name="T19">&gt;org.openjfx&lt;/</text:span><text:span text:style-name="T33">groupId</text:span><text:span text:style-name="T19">&gt;</text:span></text:p>
      <text:p text:style-name="P4"><text:span text:style-name="T19"><text:s text:c="4"/>&lt;</text:span><text:span text:style-name="T33">artifactId</text:span><text:span text:style-name="T19">&gt;javafx-media&lt;/</text:span><text:span text:style-name="T33">artifactId</text:span><text:span text:style-name="T19">&gt;</text:span></text:p>
      <text:p text:style-name="P4"><text:span text:style-name="T19"><text:s text:c="4"/>&lt;</text:span><text:span text:style-name="T33">version</text:span><text:span text:style-name="T19">&gt;23-ea+20&lt;/</text:span><text:span text:style-name="T33">version</text:span><text:span text:style-name="T19">&gt;</text:span></text:p>
      <text:p text:style-name="P1"><text:span text:style-name="T19">&lt;/</text:span><text:span text:style-name="T33">dependency</text:span><text:span text:style-name="T19">&gt;</text:span></text:p>
      <text:p text:style-name="P1"/>
      <text:p text:style-name="P6">Ayrıca aşağıdaki dependencyler de <text:span text:style-name="T37">proje bir sebepten hata falan verirse belki </text:span>lazım olabilecek dependencyler arasındadır;<text:span text:style-name="T19"/></text:p>
      <text:p text:style-name="P8"/>
      <text:p text:style-name="P8"/>
      <text:p text:style-name="P4"><text:span text:style-name="T19">&lt;</text:span><text:span text:style-name="T33">dependency</text:span><text:span text:style-name="T19">&gt;</text:span></text:p>
      <text:p text:style-name="P4"><text:span text:style-name="T19"><text:s text:c="4"/>&lt;</text:span><text:span text:style-name="T33">groupId</text:span><text:span text:style-name="T19">&gt;org.slf4j&lt;/</text:span><text:span text:style-name="T33">groupId</text:span><text:span text:style-name="T19">&gt;</text:span></text:p>
      <text:p text:style-name="P4"><text:span text:style-name="T19"><text:s text:c="4"/>&lt;</text:span><text:span text:style-name="T33">artifactId</text:span><text:span text:style-name="T19">&gt;slf4j-api&lt;/</text:span><text:span text:style-name="T33">artifactId</text:span><text:span text:style-name="T19">&gt;</text:span></text:p>
      <text:p text:style-name="P4"><text:span text:style-name="T19"><text:s text:c="4"/>&lt;</text:span><text:span text:style-name="T33">version</text:span><text:span text:style-name="T19">&gt;2.1.0-alpha1&lt;/</text:span><text:span text:style-name="T33">version</text:span><text:span text:style-name="T19">&gt;</text:span></text:p>
      <text:p text:style-name="P4"><text:span text:style-name="T19">&lt;/</text:span><text:span text:style-name="T33">dependency</text:span><text:span text:style-name="T19">&gt;</text:span></text:p>
      <text:p text:style-name="P4"/>
      <text:p text:style-name="P4"><text:span text:style-name="T19">&lt;</text:span><text:span text:style-name="T33">dependency</text:span><text:span text:style-name="T19">&gt;</text:span></text:p>
      <text:p text:style-name="P4"><text:span text:style-name="T19"><text:s text:c="4"/>&lt;</text:span><text:span text:style-name="T33">groupId</text:span><text:span text:style-name="T19">&gt;com.github.waffle&lt;/</text:span><text:span text:style-name="T33">groupId</text:span><text:span text:style-name="T19">&gt;</text:span></text:p>
      <text:p text:style-name="P4"><text:span text:style-name="T19"><text:s text:c="4"/>&lt;</text:span><text:span text:style-name="T33">artifactId</text:span><text:span text:style-name="T19">&gt;waffle-jna&lt;/</text:span><text:span text:style-name="T33">artifactId</text:span><text:span text:style-name="T19">&gt;</text:span></text:p>
      <text:p text:style-name="P4"><text:span text:style-name="T19"><text:s text:c="4"/>&lt;</text:span><text:span text:style-name="T33">version</text:span><text:span text:style-name="T19">&gt;3.4.0&lt;/</text:span><text:span text:style-name="T33">version</text:span><text:span text:style-name="T19">&gt;</text:span></text:p>
      <text:p text:style-name="P6"><text:span text:style-name="T19">&lt;/</text:span><text:span text:style-name="T33">dependency</text:span><text:span text:style-name="T19">&gt;</text:span></text:p>
      <text:p text:style-name="P6"/>
      <text:p text:style-name="P10"><text:span text:style-name="T16">Aşağıdaki dependencyler ise </text:span><text:span text:style-name="T28">javafx projesinde </text:span><text:span text:style-name="T16">databaseler için lazım olabilecek bazı dependencylerdir;</text:span></text:p>
      <text:p text:style-name="P6"/>
      <text:p text:style-name="P5"><text:span text:style-name="T19">&lt;</text:span><text:span text:style-name="T33">dependency</text:span><text:span text:style-name="T19">&gt;</text:span></text:p>
      <text:p text:style-name="P5"><text:span text:style-name="T19"><text:s text:c="4"/>&lt;</text:span><text:span text:style-name="T33">groupId</text:span><text:span text:style-name="T19">&gt;org.xerial&lt;/</text:span><text:span text:style-name="T33">groupId</text:span><text:span text:style-name="T19">&gt;</text:span></text:p>
      <text:p text:style-name="P5"><text:span text:style-name="T19"><text:s text:c="4"/>&lt;</text:span><text:span text:style-name="T33">artifactId</text:span><text:span text:style-name="T19">&gt;sqlite-jdbc&lt;/</text:span><text:span text:style-name="T33">artifactId</text:span><text:span text:style-name="T19">&gt;</text:span></text:p>
      <text:p text:style-name="P5"><text:span text:style-name="T19"><text:s text:c="4"/>&lt;</text:span><text:span text:style-name="T33">version</text:span><text:span text:style-name="T19">&gt;3.46.0.0&lt;/</text:span><text:span text:style-name="T33">version</text:span><text:span text:style-name="T19">&gt;</text:span></text:p>
      <text:p text:style-name="P5"><text:span text:style-name="T19">&lt;/</text:span><text:span text:style-name="T33">dependency</text:span><text:span text:style-name="T19">&gt;</text:span></text:p>
      <text:p text:style-name="P5"/>
      <text:p text:style-name="P4"><text:span text:style-name="T19">&lt;</text:span><text:span text:style-name="T33">dependency</text:span><text:span text:style-name="T19">&gt;</text:span></text:p>
      <text:p text:style-name="P4"><text:span text:style-name="T19"><text:s text:c="4"/>&lt;</text:span><text:span text:style-name="T33">groupId</text:span><text:span text:style-name="T19">&gt;mysql&lt;/</text:span><text:span text:style-name="T33">groupId</text:span><text:span text:style-name="T19">&gt;</text:span></text:p>
      <text:p text:style-name="P4"><text:span text:style-name="T19"><text:s text:c="4"/>&lt;</text:span><text:span text:style-name="T33">artifactId</text:span><text:span text:style-name="T19">&gt;mysql-connector-java&lt;/</text:span><text:span text:style-name="T33">artifactId</text:span><text:span text:style-name="T19">&gt;</text:span></text:p>
      <text:p text:style-name="P4"><text:span text:style-name="T19"><text:s text:c="4"/>&lt;</text:span><text:span text:style-name="T33">version</text:span><text:span text:style-name="T19">&gt;8.0.33&lt;/</text:span><text:span text:style-name="T33">version</text:span><text:span text:style-name="T19">&gt;</text:span></text:p>
      <text:p text:style-name="P4"><text:span text:style-name="T19"><text:s text:c="4"/>&lt;/</text:span><text:span text:style-name="T33">dependency</text:span><text:span text:style-name="T19">&gt;</text:span></text:p>
      <text:p text:style-name="P12"><text:s text:c="4"/></text:p>
      <text:p text:style-name="P4"><text:span text:style-name="T19"><text:tab/>&lt;</text:span><text:span text:style-name="T33">dependency</text:span><text:span text:style-name="T19">&gt;</text:span></text:p>
      <text:p text:style-name="P4"><text:span text:style-name="T19"><text:s text:c="4"/>&lt;</text:span><text:span text:style-name="T33">groupId</text:span><text:span text:style-name="T19">&gt;org.mariadb.jdbc&lt;/</text:span><text:span text:style-name="T33">groupId</text:span><text:span text:style-name="T19">&gt;</text:span></text:p>
      <text:p text:style-name="P4"><text:span text:style-name="T19"><text:s text:c="4"/>&lt;</text:span><text:span text:style-name="T33">artifactId</text:span><text:span text:style-name="T19">&gt;mariadb-java-client&lt;/</text:span><text:span text:style-name="T33">artifactId</text:span><text:span text:style-name="T19">&gt;</text:span></text:p>
      <text:p text:style-name="P4"><text:span text:style-name="T19"><text:s text:c="4"/>&lt;</text:span><text:span text:style-name="T33">version</text:span><text:span text:style-name="T19">&gt;3.4.0&lt;/</text:span><text:span text:style-name="T33">version</text:span><text:span text:style-name="T19">&gt;</text:span></text:p>
      <text:p text:style-name="P5"><text:span text:style-name="T19">&lt;/</text:span><text:span text:style-name="T33">dependency</text:span><text:span text:style-name="T19">&gt;</text:span></text:p>
      <text:p text:style-name="P5"/>
      <text:p text:style-name="P13">Yukardaki ve yukardakine benzeyen dependencylerin hepsi mvn repository sitesinden kolaylıkla bulunabilir. <text:span text:style-name="T43">Bu dökümanın okunduğu zamana kadar dependencylerin sürümlerinde güncellemeler olabileceği unutulmamalıdır.</text:span></text:p>
      <text:p text:style-name="P7"/>
      <text:p text:style-name="P11"><text:span text:style-name="T25">Tüm bu işlemlerden s</text:span><text:span text:style-name="T16">onra pom.xml dosyasına dependencies kapatma tag'ının altı gibi uygun bir yere aşağıdaki kodlar</text:span><text:span text:style-name="T29">(yani maven shade plugin)</text:span><text:span text:style-name="T16"> yapıştırılmalıdır. Aşağıdaki kodlarda configurations tag'ı içindeki packageName projenizdeki pa</text:span><text:span text:style-name="T24">ckage'ın</text:span><text:span text:style-name="T16"> adıdır. MainClassName ise projenizdeki Main class'ın </text:span><text:span text:style-name="T22">daha doğrusu FakeMain class'ınızın</text:span><text:span text:style-name="T16"> adıdır.</text:span></text:p>
      <text:p text:style-name="P2"/>
      <text:p text:style-name="P2"/>
      <text:p text:style-name="P2"/>
      <text:p text:style-name="P2"/>
      <text:p text:style-name="P2"><text:soft-page-break/></text:p>
      <text:p text:style-name="P2"/>
      <text:p text:style-name="P4"><text:span text:style-name="T19">&lt;</text:span><text:span text:style-name="T33">build</text:span><text:span text:style-name="T19">&gt;</text:span></text:p>
      <text:p text:style-name="P4"><text:span text:style-name="T19"><text:tab/>&lt;</text:span><text:span text:style-name="T33">plugins</text:span><text:span text:style-name="T19">&gt;</text:span></text:p>
      <text:p text:style-name="P4"><text:span text:style-name="T19"><text:tab/><text:tab/>&lt;</text:span><text:span text:style-name="T33">plugin</text:span><text:span text:style-name="T19">&gt;</text:span></text:p>
      <text:p text:style-name="P4"><text:span text:style-name="T19"><text:tab/><text:tab/><text:tab/>&lt;</text:span><text:span text:style-name="T33">groupId</text:span><text:span text:style-name="T19">&gt;org.apache.maven.plugins&lt;/</text:span><text:span text:style-name="T33">groupId</text:span><text:span text:style-name="T19">&gt;</text:span></text:p>
      <text:p text:style-name="P4"><text:span text:style-name="T19"><text:tab/><text:tab/><text:tab/>&lt;</text:span><text:span text:style-name="T33">artifactId</text:span><text:span text:style-name="T19">&gt;maven-shade-plugin&lt;/</text:span><text:span text:style-name="T33">artifactId</text:span><text:span text:style-name="T19">&gt;</text:span></text:p>
      <text:p text:style-name="P4"><text:span text:style-name="T19"><text:tab/><text:tab/><text:tab/>&lt;</text:span><text:span text:style-name="T33">version</text:span><text:span text:style-name="T19">&gt;3.5.3&lt;/</text:span><text:span text:style-name="T33">version</text:span><text:span text:style-name="T19">&gt;</text:span></text:p>
      <text:p text:style-name="P4"><text:span text:style-name="T19"><text:tab/><text:tab/><text:tab/>&lt;</text:span><text:span text:style-name="T33">executions</text:span><text:span text:style-name="T19">&gt;</text:span></text:p>
      <text:p text:style-name="P4"><text:span text:style-name="T19"><text:tab/><text:tab/><text:tab/><text:tab/>&lt;</text:span><text:span text:style-name="T33">execution</text:span><text:span text:style-name="T19">&gt;</text:span></text:p>
      <text:p text:style-name="P4"><text:span text:style-name="T19"><text:tab/><text:tab/><text:tab/><text:tab/><text:tab/>&lt;</text:span><text:span text:style-name="T33">phase</text:span><text:span text:style-name="T19">&gt;package&lt;/</text:span><text:span text:style-name="T33">phase</text:span><text:span text:style-name="T19">&gt;</text:span></text:p>
      <text:p text:style-name="P4"><text:span text:style-name="T19"><text:tab/><text:tab/><text:tab/><text:tab/><text:tab/>&lt;</text:span><text:span text:style-name="T33">goals</text:span><text:span text:style-name="T19">&gt;</text:span></text:p>
      <text:p text:style-name="P4"><text:span text:style-name="T19"><text:tab/><text:tab/><text:tab/><text:tab/><text:tab/><text:tab/>&lt;</text:span><text:span text:style-name="T33">goal</text:span><text:span text:style-name="T19">&gt;shade&lt;/</text:span><text:span text:style-name="T33">goal</text:span><text:span text:style-name="T19">&gt;</text:span></text:p>
      <text:p text:style-name="P4"><text:span text:style-name="T19"><text:tab/><text:tab/><text:tab/><text:tab/><text:tab/>&lt;/</text:span><text:span text:style-name="T33">goals</text:span><text:span text:style-name="T19">&gt;</text:span></text:p>
      <text:p text:style-name="P4"><text:span text:style-name="T19"><text:tab/><text:tab/><text:tab/><text:tab/><text:tab/>&lt;</text:span><text:span text:style-name="T33">configuration</text:span><text:span text:style-name="T19">&gt;</text:span></text:p>
      <text:p text:style-name="P4"><text:span text:style-name="T19"><text:tab/><text:tab/><text:tab/><text:tab/><text:tab/><text:tab/>&lt;</text:span><text:span text:style-name="T33">transformers</text:span><text:span text:style-name="T19">&gt;</text:span></text:p>
      <text:p text:style-name="P4"><text:span text:style-name="T19"><text:tab/><text:tab/><text:tab/><text:tab/><text:tab/><text:tab/><text:tab/>&lt;</text:span><text:span text:style-name="T33">transformer</text:span><text:span text:style-name="T19"> </text:span><text:span text:style-name="T35">implementation</text:span><text:span text:style-name="T19">=</text:span></text:p>
      <text:p text:style-name="P4"><text:span text:style-name="T19"><text:tab/><text:tab/></text:span><text:span text:style-name="T35">"</text:span><text:span text:style-name="T36">org.apache.maven.plugins.shade.resource.ManifestResourceTransformer</text:span><text:span text:style-name="T35">"</text:span><text:span text:style-name="T19">&gt;</text:span></text:p>
      <text:p text:style-name="P4"><text:span text:style-name="T19"><text:tab/><text:tab/><text:tab/><text:tab/><text:tab/><text:tab/><text:tab/><text:tab/>&lt;</text:span><text:span text:style-name="T33">manifestEntries</text:span><text:span text:style-name="T19">&gt;</text:span></text:p>
      <text:p text:style-name="P4"><text:span text:style-name="T19"><text:tab/><text:tab/><text:tab/><text:tab/><text:tab/><text:tab/><text:tab/><text:tab/><text:tab/>&lt;</text:span><text:span text:style-name="T33">Main-Class</text:span><text:span text:style-name="T19">&gt;</text:span></text:p>
      <text:p text:style-name="P4"><text:span text:style-name="T19"><text:tab/><text:tab/><text:tab/><text:tab/><text:tab/><text:tab/><text:tab/><text:tab/></text:span><text:span text:style-name="T20">packageName.MainClassName</text:span></text:p>
      <text:p text:style-name="P4"><text:span text:style-name="T19"><text:tab/><text:tab/><text:tab/><text:tab/><text:tab/><text:tab/><text:tab/><text:tab/><text:tab/><text:tab/>&lt;/</text:span><text:span text:style-name="T33">Main-Class</text:span><text:span text:style-name="T19">&gt;</text:span></text:p>
      <text:p text:style-name="P4"><text:span text:style-name="T19"><text:tab/><text:tab/><text:tab/><text:tab/><text:tab/><text:tab/><text:tab/><text:tab/>&lt;</text:span><text:span text:style-name="T33">Build-Number</text:span><text:span text:style-name="T19">&gt;1.0&lt;/</text:span><text:span text:style-name="T33">Build-Number</text:span><text:span text:style-name="T19">&gt;</text:span></text:p>
      <text:p text:style-name="P4"><text:span text:style-name="T19"><text:tab/><text:tab/><text:tab/><text:tab/><text:tab/><text:tab/><text:tab/><text:tab/>&lt;/</text:span><text:span text:style-name="T33">manifestEntries</text:span><text:span text:style-name="T19">&gt;</text:span></text:p>
      <text:p text:style-name="P4"><text:span text:style-name="T19"><text:tab/><text:tab/><text:tab/><text:tab/><text:tab/><text:tab/><text:tab/>&lt;/</text:span><text:span text:style-name="T33">transformer</text:span><text:span text:style-name="T19">&gt;</text:span></text:p>
      <text:p text:style-name="P4"><text:span text:style-name="T19"><text:tab/><text:tab/><text:tab/><text:tab/><text:tab/><text:tab/>&lt;/</text:span><text:span text:style-name="T33">transformers</text:span><text:span text:style-name="T19">&gt;</text:span></text:p>
      <text:p text:style-name="P4"><text:span text:style-name="T19"><text:tab/><text:tab/><text:tab/><text:tab/><text:tab/>&lt;/</text:span><text:span text:style-name="T33">configuration</text:span><text:span text:style-name="T19">&gt;</text:span></text:p>
      <text:p text:style-name="P4"><text:span text:style-name="T19"><text:tab/><text:tab/><text:tab/><text:tab/>&lt;/</text:span><text:span text:style-name="T33">execution</text:span><text:span text:style-name="T19">&gt;</text:span></text:p>
      <text:p text:style-name="P4"><text:span text:style-name="T19"><text:tab/><text:tab/><text:tab/>&lt;/</text:span><text:span text:style-name="T33">executions</text:span><text:span text:style-name="T19">&gt;</text:span></text:p>
      <text:p text:style-name="P4"><text:span text:style-name="T19"><text:tab/><text:tab/>&lt;/</text:span><text:span text:style-name="T33">plugin</text:span><text:span text:style-name="T19">&gt;</text:span></text:p>
      <text:p text:style-name="P4"><text:span text:style-name="T19"><text:tab/>&lt;/</text:span><text:span text:style-name="T33">plugins</text:span><text:span text:style-name="T19">&gt;</text:span></text:p>
      <text:p text:style-name="P2"><text:span text:style-name="T19"><text:s text:c="2"/>&lt;/</text:span><text:span text:style-name="T33">build</text:span><text:span text:style-name="T19">&gt;</text:span></text:p>
      <text:p text:style-name="P2"/>
      <text:p text:style-name="P9"><text:span text:style-name="T16">Yukardaki kodlar yapıştırıldıktan sonra <text:s/>kendi Main class'ınıza daha doğrusu FakaMain class'ınıza sağ tıklayıp maven build seçeneğini seçin çıkan pencerede </text:span><text:span text:style-name="T26">G</text:span><text:span text:style-name="T27">oals kısmına package yazmalısınız. </text:span><text:span text:style-name="T26">Goals kısmına package yazmanız çok önemlidir </text:span><text:span text:style-name="T29">başka </text:span><text:span text:style-name="T26">herhangi birşey yazarsanız </text:span><text:span text:style-name="T29">veya boş bırakırsanız uber </text:span><text:span text:style-name="T26">jar dosyası oluşmaz.</text:span><text:span text:style-name="T27"> </text:span><text:span text:style-name="T29">S</text:span><text:span text:style-name="T27">onra run butonuna tıklamalısınız. </text:span><text:span text:style-name="T29">Hata denetiminden dolayı hata falan verirse oradaki kutucuklardan hata denetimini kapatabilirsiniz(Bu durum aslında springboot projesini jar olarak derlerken karşılaşılan bir sorun ama ne olur ne olmaz diye buraya da yazmak istedim). </text:span><text:span text:style-name="T27">Console'da build success gibi yeşil bir yazı göreceksiniz. Projenizin içindeki target <text:s/>klasörü içine baktığınızda oraya 2 adet jar dosyasının gelmiş olduğunu göreceksiniz. Bu 2 jar dosyasının birinde original yazar. Original yazan normal jar dosyasıdır, çalışmaz. Diğeri uber jar dosyasıdı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FreeSans"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Monospace" svg:font-family="Monospace"/>
    <style:font-face style:name="Segoe UI" svg:font-family="'Segoe UI'" style:font-family-generic="system" style:font-pitch="variable"/>
    <style:font-face style:name="WenQuanYi Micro Hei" svg:font-family="'WenQuanYi Micro He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US" style:font-name-asian="Segoe UI"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en" fo:country="US" style:font-name-asian="Segoe UI"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text">
      <style:paragraph-properties fo:margin-top="0.1665in" fo:margin-bottom="0.0835in" style:contextual-spacing="false"/>
      <style:text-properties style:font-name="Liberation Sans" fo:font-family="'Liberation Sans'" fo:font-size="14pt" style:font-name-asian="WenQuanYi Micro Hei" style:font-family-asian="'WenQuanYi Micro Hei'" style:font-name-complex="FreeSans" style:font-family-complex="FreeSan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class="text">
      <style:paragraph-properties fo:margin-top="0.3335in" fo:margin-bottom="0.139in"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25in" fo:margin-bottom="0.139in"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222in" fo:margin-bottom="0.139in"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222in" fo:margin-bottom="0.139in"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222in" fo:margin-bottom="0.139in"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222in" fo:margin-bottom="0.139in"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222in" fo:margin-bottom="0.139in"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222in" fo:margin-bottom="0.139in"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222in" fo:margin-bottom="0.139in"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No_20_Spacing" style:display-name="No Spacing" style:family="paragraph">
      <style:paragraph-properties fo:margin-top="0in" fo:margin-bottom="0in" style:contextual-spacing="false" fo:line-height="100%"/>
    </style:style>
    <style:style style:name="Title" style:family="paragraph" style:parent-style-name="Normal" style:class="chapter">
      <style:paragraph-properties fo:margin-top="0.2083in" fo:margin-bottom="0.139in" style:contextual-spacing="true"/>
      <style:text-properties fo:font-size="24pt"/>
    </style:style>
    <style:style style:name="Subtitle" style:family="paragraph" style:parent-style-name="Normal" style:class="chapter">
      <style:paragraph-properties fo:margin-top="0.139in" fo:margin-bottom="0.139in" style:contextual-spacing="false"/>
      <style:text-properties fo:font-size="12pt"/>
    </style:style>
    <style:style style:name="Quote" style:family="paragraph" style:parent-style-name="Normal">
      <style:paragraph-properties fo:margin-left="0.5in" fo:margin-right="0.5in" fo:text-indent="0in"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0.5in" fo:margin-right="0.5in" fo:margin-top="0in" fo:margin-bottom="0in" style:contextual-spacing="true" fo:text-indent="0in" style:auto-text-indent="false" fo:background-color="#f2f2f2" fo:padding="0in"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_20_text" style:display-name="footnote text" style:family="paragraph" style:parent-style-name="Normal">
      <style:paragraph-properties fo:margin-top="0in" fo:margin-bottom="0.028in" style:contextual-spacing="false" fo:line-height="100%"/>
      <style:text-properties fo:font-size="9pt"/>
    </style:style>
    <style:style style:name="endnote_20_text" style:display-name="endnote text" style:family="paragraph" style:parent-style-name="Normal">
      <style:paragraph-properties fo:margin-top="0in" fo:margin-bottom="0in" style:contextual-spacing="false" fo:line-height="100%"/>
      <style:text-properties fo:font-size="10pt"/>
    </style:style>
    <style:style style:name="toc_20_1" style:display-name="toc 1" style:family="paragraph" style:parent-style-name="Normal">
      <style:paragraph-properties fo:margin-left="0in" fo:margin-right="0in" fo:margin-top="0in" fo:margin-bottom="0.0398in" style:contextual-spacing="false" fo:text-indent="0in" style:auto-text-indent="false"/>
    </style:style>
    <style:style style:name="toc_20_2" style:display-name="toc 2" style:family="paragraph" style:parent-style-name="Normal">
      <style:paragraph-properties fo:margin-left="0.1965in" fo:margin-right="0in" fo:margin-top="0in" fo:margin-bottom="0.0398in" style:contextual-spacing="false" fo:text-indent="0in" style:auto-text-indent="false"/>
    </style:style>
    <style:style style:name="toc_20_3" style:display-name="toc 3" style:family="paragraph" style:parent-style-name="Normal">
      <style:paragraph-properties fo:margin-left="0.3937in" fo:margin-right="0in" fo:margin-top="0in" fo:margin-bottom="0.0398in" style:contextual-spacing="false" fo:text-indent="0in" style:auto-text-indent="false"/>
    </style:style>
    <style:style style:name="toc_20_4" style:display-name="toc 4" style:family="paragraph" style:parent-style-name="Normal">
      <style:paragraph-properties fo:margin-left="0.5902in" fo:margin-right="0in" fo:margin-top="0in" fo:margin-bottom="0.0398in" style:contextual-spacing="false" fo:text-indent="0in" style:auto-text-indent="false"/>
    </style:style>
    <style:style style:name="toc_20_5" style:display-name="toc 5" style:family="paragraph" style:parent-style-name="Normal">
      <style:paragraph-properties fo:margin-left="0.7874in" fo:margin-right="0in" fo:margin-top="0in" fo:margin-bottom="0.0398in" style:contextual-spacing="false" fo:text-indent="0in" style:auto-text-indent="false"/>
    </style:style>
    <style:style style:name="toc_20_6" style:display-name="toc 6" style:family="paragraph" style:parent-style-name="Normal">
      <style:paragraph-properties fo:margin-left="0.9839in" fo:margin-right="0in" fo:margin-top="0in" fo:margin-bottom="0.0398in" style:contextual-spacing="false" fo:text-indent="0in" style:auto-text-indent="false"/>
    </style:style>
    <style:style style:name="toc_20_7" style:display-name="toc 7" style:family="paragraph" style:parent-style-name="Normal">
      <style:paragraph-properties fo:margin-left="1.1811in" fo:margin-right="0in" fo:margin-top="0in" fo:margin-bottom="0.0398in" style:contextual-spacing="false" fo:text-indent="0in" style:auto-text-indent="false"/>
    </style:style>
    <style:style style:name="toc_20_8" style:display-name="toc 8" style:family="paragraph" style:parent-style-name="Normal">
      <style:paragraph-properties fo:margin-left="1.378in" fo:margin-right="0in" fo:margin-top="0in" fo:margin-bottom="0.0398in" style:contextual-spacing="false" fo:text-indent="0in" style:auto-text-indent="false"/>
    </style:style>
    <style:style style:name="toc_20_9" style:display-name="toc 9" style:family="paragraph" style:parent-style-name="Normal">
      <style:paragraph-properties fo:margin-left="1.5752in" fo:margin-right="0in" fo:margin-top="0in" fo:margin-bottom="0.0398in" style:contextual-spacing="false" fo:text-indent="0in"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WenQuanYi Micro Hei" style:font-family-asian="'WenQuanYi Micro Hei'" style:font-name-complex="FreeSans" style:font-family-complex="FreeSans"/>
    </style:style>
    <style:style style:name="List" style:family="paragraph" style:parent-style-name="Text_20_body" style:class="list">
      <style:text-properties style:font-name-complex="FreeSans" style:font-family-complex="FreeSans"/>
    </style:style>
    <style:style style:name="Caption" style:family="paragraph" style:parent-style-name="Standard" style:class="extra">
      <style:paragraph-properties fo:margin-top="0.0835in" fo:margin-bottom="0.0835in" style:contextual-spacing="false"/>
      <style:text-properties fo:font-size="12pt" fo:font-style="italic" style:font-name-complex="FreeSans" style:font-family-complex="FreeSans"/>
    </style:style>
    <style:style style:name="Index" style:family="paragraph" style:parent-style-name="Standard" style:class="index">
      <style:text-properties style:font-name-complex="FreeSans" style:font-family-complex="FreeSans"/>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Default_20_Paragraph_20_Font" style:display-name="Default Paragraph Font" style:family="text"/>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style:list-level-properties>
      </text:list-level-style-bullet>
      <text:list-level-style-bullet text:level="2" text:style-name="T2" loext:num-list-format="%2%" text:bullet-char="">
        <style:list-level-properties text:list-level-position-and-space-mode="label-alignment">
          <style:list-level-label-alignment text:label-followed-by="listtab"/>
        </style:list-level-properties>
      </text:list-level-style-bullet>
      <text:list-level-style-bullet text:level="3" text:style-name="T3" loext:num-list-format="%3%" text:bullet-char="">
        <style:list-level-properties text:list-level-position-and-space-mode="label-alignment">
          <style:list-level-label-alignment text:label-followed-by="listtab"/>
        </style:list-level-properties>
      </text:list-level-style-bullet>
      <text:list-level-style-bullet text:level="4" text:style-name="T4" loext:num-list-format="%4%" text:bullet-char="">
        <style:list-level-properties text:list-level-position-and-space-mode="label-alignment">
          <style:list-level-label-alignment text:label-followed-by="listtab"/>
        </style:list-level-properties>
      </text:list-level-style-bullet>
      <text:list-level-style-bullet text:level="5" text:style-name="T5" loext:num-list-format="%5%" text:bullet-char="">
        <style:list-level-properties text:list-level-position-and-space-mode="label-alignment">
          <style:list-level-label-alignment text:label-followed-by="listtab"/>
        </style:list-level-properties>
      </text:list-level-style-bullet>
      <text:list-level-style-bullet text:level="6" text:style-name="T6" loext:num-list-format="%6%" text:bullet-char="">
        <style:list-level-properties text:list-level-position-and-space-mode="label-alignment">
          <style:list-level-label-alignment text:label-followed-by="listtab"/>
        </style:list-level-properties>
      </text:list-level-style-bullet>
      <text:list-level-style-bullet text:level="7" text:style-name="T7" loext:num-list-format="%7%" text:bullet-char="">
        <style:list-level-properties text:list-level-position-and-space-mode="label-alignment">
          <style:list-level-label-alignment text:label-followed-by="listtab"/>
        </style:list-level-properties>
      </text:list-level-style-bullet>
      <text:list-level-style-bullet text:level="8" text:style-name="T8" loext:num-list-format="%8%" text:bullet-char="">
        <style:list-level-properties text:list-level-position-and-space-mode="label-alignment">
          <style:list-level-label-alignment text:label-followed-by="listtab"/>
        </style:list-level-properties>
      </text:list-level-style-bullet>
      <text:list-level-style-bullet text:level="9" text:style-name="T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4-05-30T17:59:14Z</meta:creation-date>
    <dc:date>2025-03-27T21:36:11.625957716</dc:date>
    <meta:editing-duration>PT56M30S</meta:editing-duration>
    <meta:editing-cycles>27</meta:editing-cycles>
    <meta:document-statistic meta:table-count="0" meta:image-count="0" meta:object-count="0" meta:page-count="3" meta:paragraph-count="100" meta:word-count="583" meta:character-count="6407" meta:non-whitespace-character-count="5625"/>
  </office:meta>
</office:document-meta>
</file>